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Sylfaen1" svg:font-family="Sylfaen" style:font-adornments="Bold" style:font-family-generic="roman" style:font-pitch="variable"/>
    <style:font-face style:name="Sylfaen" svg:font-family="Sylfae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itle">
      <style:paragraph-properties fo:text-align="center" style:justify-single-word="false"/>
      <style:text-properties fo:language="fr" fo:country="FR"/>
    </style:style>
    <style:style style:name="P2" style:family="paragraph" style:parent-style-name="Subtitle">
      <style:text-properties officeooo:rsid="004026e9" officeooo:paragraph-rsid="004026e9"/>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42ae17"/>
    </style:style>
    <style:style style:name="P5" style:family="paragraph" style:parent-style-name="Heading_20_1">
      <style:paragraph-properties fo:text-align="justify" style:justify-single-word="false"/>
      <style:text-properties fo:language="fr" fo:country="FR"/>
    </style:style>
    <style:style style:name="P6" style:family="paragraph" style:parent-style-name="Heading_20_1">
      <style:paragraph-properties fo:text-align="justify" style:justify-single-word="false" fo:break-before="page"/>
      <style:text-properties fo:language="fr" fo:country="FR"/>
    </style:style>
    <style:style style:name="P7" style:family="paragraph" style:parent-style-name="Contents_20_1">
      <style:paragraph-properties>
        <style:tab-stops>
          <style:tab-stop style:position="17.59cm" style:type="right" style:leader-style="dotted" style:leader-text="."/>
        </style:tab-stops>
      </style:paragraph-properties>
    </style:style>
    <style:style style:name="P8" style:family="paragraph" style:parent-style-name="Text_20_body" style:list-style-name="L1">
      <style:paragraph-properties fo:text-align="justify" style:justify-single-word="false"/>
      <style:text-properties officeooo:paragraph-rsid="0042ae17"/>
    </style:style>
    <style:style style:name="P9" style:family="paragraph" style:parent-style-name="Text_20_body" style:list-style-name="L2">
      <style:paragraph-properties fo:text-align="justify" style:justify-single-word="false"/>
    </style:style>
    <style:style style:name="P10" style:family="paragraph" style:parent-style-name="Text_20_body" style:list-style-name="L2">
      <style:paragraph-properties fo:text-align="justify" style:justify-single-word="false"/>
      <style:text-properties fo:language="fr" fo:country="FR"/>
    </style:style>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Heading_20_1">
      <style:paragraph-properties fo:text-align="justify" style:justify-single-word="false"/>
      <style:text-properties fo:language="fr" fo:country="FR"/>
    </style:style>
    <style:style style:name="T1" style:family="text">
      <style:text-properties fo:language="fr" fo:country="FR"/>
    </style:style>
    <style:style style:name="T2" style:family="text">
      <style:text-properties fo:language="fr" fo:country="FR" officeooo:rsid="0042ae17"/>
    </style:style>
    <style:style style:name="T3" style:family="text">
      <style:text-properties officeooo:rsid="0042ae17"/>
    </style:style>
    <style:style style:name="T4" style:family="text">
      <style:text-properties officeooo:rsid="0043d68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hier des charges</text:p>
      <text:p text:style-name="P2">Goodwin Stéphane<text:line-break/>Gisselmann Arthur<text:line-break/>Perrin Océane</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7"><text:a xlink:type="simple" xlink:href="#__RefHeading___Toc110_406482160" text:style-name="Index_20_Link" text:visited-style-name="Index_20_Link">Contexte et définition du projet<text:tab/>1</text:a></text:p>
          <text:p text:style-name="P7"><text:a xlink:type="simple" xlink:href="#__RefHeading___Toc120_406482160" text:style-name="Index_20_Link" text:visited-style-name="Index_20_Link">Objectif du projet<text:tab/>2</text:a></text:p>
          <text:p text:style-name="P7"><text:a xlink:type="simple" xlink:href="#__RefHeading___Toc4073_2731645273" text:style-name="Index_20_Link" text:visited-style-name="Index_20_Link">Périmètre du projet<text:tab/>2</text:a></text:p>
          <text:p text:style-name="P7"><text:a xlink:type="simple" xlink:href="#__RefHeading___Toc4075_2731645273" text:style-name="Index_20_Link" text:visited-style-name="Index_20_Link">Contraintes<text:tab/>2</text:a></text:p>
          <text:p text:style-name="P7"><text:a xlink:type="simple" xlink:href="#__RefHeading___Toc4077_2731645273" text:style-name="Index_20_Link" text:visited-style-name="Index_20_Link">Description fonctionnelle des besoins<text:tab/>3</text:a></text:p>
        </text:index-body>
      </text:table-of-content>
      <text:h text:style-name="P5" text:outline-level="1"/>
      <text:h text:style-name="P6" text:outline-level="1"><text:bookmark-start text:name="__RefHeading___Toc110_406482160"/>Contexte et définition du projet<text:bookmark-end text:name="__RefHeading___Toc110_406482160"/></text:h>
      <text:p text:style-name="Text_20_body">En France, près de 99% de la population écoute de la musique. <text:span text:style-name="T3">Parmi</text:span> ces personnes, se sont les 16 - 24 ans qui en écoutent le plus. C’est pourquoi il est nécessaire de toucher cette population. De plus les jeunes disposent de très peu de financement et favorisent <text:span text:style-name="T4">donc</text:span> les application<text:span text:style-name="T4">s</text:span> gratuites ou quasi-gratuites. Aussi ce sont eux qui sont les plus sur leur smartphones.</text:p>
      <text:p text:style-name="P3">D’ailleurs le marché du smartphone est en pleine expansion. Par exemple, tous les ans, un nouvel IPhone sort. On estime, qu’actuellement, six milliards de smartphones sont présent sur le globe, soit une augmentation de 56% par rapport à 2017.</text:p>
      <text:p text:style-name="P3">Nous considérons donc qu’il est important de produire une application mobile gratuite permettant de jouer de la musique.</text:p>
      <text:p text:style-name="P4">Le Cahier des Charges ci-présent va donc porter sur le sujet suivant :</text:p>
      <text:list xml:id="list3612207804" text:style-name="L1">
        <text:list-item>
          <text:p text:style-name="P8">Programmation d’une application mobile permettant de visualiser de la musique</text:p>
          <text:list>
            <text:list-item>
              <text:p text:style-name="P8">Application mobile gratuite permettant de visualiser une musique que l’utilisateur choisira. </text:p>
            </text:list-item>
            <text:list-item>
              <text:p text:style-name="P8">Analyse en temps réel de la musique et génération d’une sortie visuelle.</text:p>
            </text:list-item>
          </text:list>
        </text:list-item>
      </text:list>
      <text:h text:style-name="P5" text:outline-level="1"><text:bookmark-start text:name="__RefHeading___Toc120_406482160"/>Objectif du projet<text:bookmark-end text:name="__RefHeading___Toc120_406482160"/></text:h>
      <text:list xml:id="list3249911601" text:style-name="L2">
        <text:list-item>
          <text:p text:style-name="P10">Offrir une expérience utilisateur supérieure aux concurrents.</text:p>
        </text:list-item>
        <text:list-item>
          <text:p text:style-name="P10">Créer une application mobile donnant envie à l’utilisateur de l’utiliser. </text:p>
        </text:list-item>
        <text:list-item>
          <text:p text:style-name="P10">Li<text:span text:style-name="T4">er</text:span> aussi bien visualiseur de musique que lecteur de musique.</text:p>
        </text:list-item>
        <text:list-item>
          <text:p text:style-name="P10">Visualisation synchronisé avec <text:span text:style-name="T4">la</text:span> lecture de la musique.</text:p>
        </text:list-item>
        <text:list-item>
          <text:p text:style-name="P10">Créer une application mobile générant des formes en fonction de diverses éléments de la musique (timbre, fréquence, …).</text:p>
        </text:list-item>
        <text:list-item>
          <text:p text:style-name="P10">Créer une application gratuite.</text:p>
        </text:list-item>
        <text:list-item>
          <text:p text:style-name="P10">Combiner un maximum de point forts des applications concurrentes.</text:p>
        </text:list-item>
        <text:list-item>
          <text:p text:style-name="P9"><text:span text:style-name="T2">Éviter</text:span><text:span text:style-name="T1"> un maximum de point faibles des applications concurrentes.</text:span></text:p>
        </text:list-item>
        <text:list-item>
          <text:p text:style-name="P10">Donner à l’utilisateur la possibilité de pouvoir choisir la musique qu’il souhaite.</text:p>
        </text:list-item>
        <text:list-item>
          <text:p text:style-name="P10">Bonne lecture des fichiers audio (sans saturation).</text:p>
        </text:list-item>
        <text:list-item>
          <text:p text:style-name="P10">Projet innovant.</text:p>
        </text:list-item>
      </text:list>
      <text:h text:style-name="Heading_20_1" text:outline-level="1"><text:bookmark-start text:name="__RefHeading___Toc4073_2731645273"/><text:soft-page-break/>Périmètre du projet<text:bookmark-end text:name="__RefHeading___Toc4073_2731645273"/></text:h>
      <text:list xml:id="list3671507235" text:style-name="L3">
        <text:list-item>
          <text:p text:style-name="P11">L’application ne sera pas relié à internet.</text:p>
        </text:list-item>
        <text:list-item>
          <text:p text:style-name="P11">L’application ne sera pas payante.</text:p>
        </text:list-item>
        <text:list-item>
          <text:p text:style-name="P11">L’application ne sera pas publié<text:span text:style-name="T4">e</text:span>. <text:span text:style-name="T4">(Google Play, Play Store, ...)</text:span></text:p>
        </text:list-item>
      </text:list>
      <text:h text:style-name="Heading_20_1" text:outline-level="1"><text:bookmark-start text:name="__RefHeading___Toc4075_2731645273"/>Contraintes<text:bookmark-end text:name="__RefHeading___Toc4075_2731645273"/></text:h>
      <text:list xml:id="list1578371761" text:style-name="L4">
        <text:list-item>
          <text:p text:style-name="P12">Temps limité.</text:p>
        </text:list-item>
        <text:list-item>
          <text:p text:style-name="P12">Environnement de travail inconnu (zéro programmation pour application mobile).</text:p>
        </text:list-item>
        <text:list-item>
          <text:p text:style-name="P12">Public assez restreint.</text:p>
        </text:list-item>
        <text:list-item>
          <text:p text:style-name="P12">Application des méthodes agiles.</text:p>
          <text:list>
            <text:list-item>
              <text:p text:style-name="P12">Trois sprints de deux semaines.</text:p>
            </text:list-item>
            <text:list-item>
              <text:p text:style-name="P12">Une semaine pour présenter au tuteur du projet suite à chaque sprint.</text:p>
            </text:list-item>
          </text:list>
        </text:list-item>
      </text:list>
      <text:h text:style-name="Heading_20_1" text:outline-level="1"><text:bookmark-start text:name="__RefHeading___Toc4077_2731645273"/>Description fonctionnelle des besoins<text:bookmark-end text:name="__RefHeading___Toc4077_2731645273"/></text:h>
      <text:list xml:id="list2610597892" text:style-name="L5">
        <text:list-item>
          <text:p text:style-name="P13">Attendus :</text:p>
          <text:list>
            <text:list-item>
              <text:p text:style-name="P13">Lecture de musique</text:p>
            </text:list-item>
            <text:list-item>
              <text:p text:style-name="P13">Affichage de formes 2D et 3D relatives à la musique</text:p>
            </text:list-item>
            <text:list-item>
              <text:p text:style-name="P13">Analyse en temps réel du morceau musical</text:p>
            </text:list-item>
            <text:list-item>
              <text:p text:style-name="P13">Choix de n’importe quelle musique disponible sur l'appareil mobil<text:span text:style-name="T3">e</text:span></text:p>
            </text:list-item>
            <text:list-item>
              <text:p text:style-name="P13">Ergonomie un minimum poussée</text:p>
              <text:list>
                <text:list-item>
                  <text:p text:style-name="P13">Bouton<text:span text:style-name="T4">s</text:span> visible<text:span text:style-name="T4">s</text:span> et explicite<text:span text:style-name="T4">s</text:span> pour tout type d’utilisateur</text:p>
                </text:list-item>
              </text:list>
            </text:list-item>
            <text:list-item>
              <text:p text:style-name="P13">Bouton</text:p>
              <text:list>
                <text:list-item>
                  <text:p text:style-name="P13">Play / Pause</text:p>
                </text:list-item>
                <text:list-item>
                  <text:p text:style-name="P13">Stop</text:p>
                </text:list-item>
              </text:list>
            </text:list-item>
          </text:list>
        </text:list-item>
        <text:list-item>
          <text:p text:style-name="P13">Appréciés :</text:p>
          <text:list>
            <text:list-item>
              <text:p text:style-name="P13">Affichage titre de la musique</text:p>
            </text:list-item>
            <text:list-item>
              <text:p text:style-name="P13">Possibilité d'écouter la radio</text:p>
            </text:list-item>
            <text:list-item>
              <text:p text:style-name="P13"><text:soft-page-break/>Bouton</text:p>
              <text:list>
                <text:list-item>
                  <text:p text:style-name="P13">Suivant</text:p>
                </text:list-item>
                <text:list-item>
                  <text:p text:style-name="P13">Précédent</text:p>
                </text:list-item>
                <text:list-item>
                  <text:p text:style-name="P13">Lecture automatique</text:p>
                </text:list-item>
                <text:list-item>
                  <text:p text:style-name="P13">Lecture en boucle</text:p>
                </text:list-item>
                <text:list-item>
                  <text:p text:style-name="P13">Accéder à l’auteur</text:p>
                </text:list-item>
                <text:list-item>
                  <text:p text:style-name="P13">Accéder à l’album</text:p>
                </text:list-item>
                <text:list-item>
                  <text:p text:style-name="P13">Plein écran</text:p>
                </text:list-item>
                <text:list-item>
                  <text:p text:style-name="P13">Volume</text:p>
                </text:list-item>
              </text:list>
            </text:list-item>
            <text:list-item>
              <text:p text:style-name="P13">Playlist</text:p>
              <text:list>
                <text:list-item>
                  <text:p text:style-name="P13">Pouvoir en créer</text:p>
                </text:list-item>
                <text:list-item>
                  <text:p text:style-name="P13">Pouvoir les sauvegarder</text:p>
                </text:list-item>
              </text:list>
            </text:list-item>
            <text:list-item>
              <text:p text:style-name="P13">Affichage des paroles</text:p>
            </text:list-item>
            <text:list-item>
              <text:p text:style-name="P13">Possibilité de jouer des musique<text:span text:style-name="T4">s</text:span> à la suite (file d’attent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Sylfaen1" svg:font-family="Sylfaen" style:font-adornments="Bold" style:font-family-generic="roman" style:font-pitch="variable"/>
    <style:font-face style:name="Sylfaen" svg:font-family="Sylfae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loext:graphic-properties draw:fill="none" draw:fill-color="#729fcf"/>
      <style:paragraph-properties fo:margin-left="0cm" fo:margin-right="0cm" fo:margin-top="0cm" fo:margin-bottom="0.247cm" loext:contextual-spacing="false" fo:line-height="120%" fo:text-align="justify" style:justify-single-word="false" fo:text-indent="1cm" style:auto-text-indent="false" style:page-number="auto" fo:background-color="transparent">
        <style:tab-stops/>
      </style:paragraph-properties>
      <style:text-properties style:font-name="Sylfaen" fo:font-family="Sylfaen" style:font-style-name="Regular" style:font-family-generic="roman" style:font-pitch="variable" fo:font-size="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loext:graphic-properties draw:fill="none" draw:fill-color="#729fcf"/>
      <style:paragraph-properties fo:margin-left="0.7cm" fo:margin-right="0cm" fo:margin-top="0.423cm" fo:margin-bottom="0.212cm" loext:contextual-spacing="false" fo:text-indent="0cm" style:auto-text-indent="false" fo:background-color="transparent">
        <style:tab-stops/>
      </style:paragraph-properties>
      <style:text-properties style:font-name="Sylfaen" fo:font-family="Sylfaen" style:font-style-name="Regular" style:font-family-generic="roman" style:font-pitch="variable" fo:font-size="24pt" fo:font-style="normal" fo:font-weight="normal"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itle" style:family="paragraph" style:parent-style-name="Heading" style:next-style-name="Subtitle" style:class="chapter" style:master-page-name="">
      <style:paragraph-properties fo:margin-top="4.001cm" fo:margin-bottom="0.499cm" loext:contextual-spacing="false" fo:text-align="center" style:justify-single-word="false" style:page-number="auto"/>
      <style:text-properties style:font-name="Sylfaen" fo:font-family="Sylfaen" style:font-style-name="Regular" style:font-family-generic="roman" style:font-pitch="variable" fo:font-size="28pt" fo:font-weight="normal"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1.499cm" fo:margin-right="0cm" fo:margin-top="0.353cm" fo:margin-bottom="0.212cm" loext:contextual-spacing="false" fo:text-indent="0cm" style:auto-text-indent="false"/>
      <style:text-properties style:font-name="Sylfaen1" fo:font-family="Sylfaen" style:font-style-name="Bold" style:font-family-generic="roman" style:font-pitch="variable" fo:font-size="115%" fo:font-style="normal"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2.401cm" fo:margin-right="0cm" fo:margin-top="0.247cm" fo:margin-bottom="0.212cm" loext:contextual-spacing="false" fo:text-indent="0cm" style:auto-text-indent="false">
        <style:tab-stops/>
      </style:paragraph-properties>
      <style:text-properties style:font-name="Sylfaen1" fo:font-family="Sylfaen" style:font-style-name="Bold" style:font-family-generic="roman" style:font-pitch="variable" fo:font-size="90%" fo:font-weight="normal" style:font-size-asian="101%" style:font-weight-asian="bold" style:font-size-complex="101%" style:font-weight-complex="bold"/>
    </style:style>
    <style:style style:name="Contents_20_Heading" style:display-name="Contents Heading" style:family="paragraph" style:parent-style-name="Heading" style:class="index" style:master-page-name="">
      <style:paragraph-properties fo:margin-left="0cm" fo:margin-right="0cm" fo:margin-top="1.799cm" fo:margin-bottom="0.21cm" loext:contextual-spacing="false" fo:text-align="center" style:justify-single-word="false" fo:text-indent="0cm" style:auto-text-indent="false" style:page-number="auto" text:number-lines="false" text:line-number="0"/>
      <style:text-properties style:font-name="Sylfaen" fo:font-family="Sylfaen" style:font-style-name="Regular" style:font-family-generic="roman" style:font-pitch="variable" fo:font-size="28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59cm" style:type="right" style:leader-style="dotted" style:leader-text="."/>
        </style:tab-stops>
      </style:paragraph-properties>
      <style:text-properties style:font-name="Sylfaen" fo:font-family="Sylfaen" style:font-style-name="Regular" style:font-family-generic="roman" style:font-pitch="variable" fo:font-size="16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Sylfaen" fo:font-family="Sylfaen" style:font-style-name="Regular" style:font-family-generic="roman" style:font-pitch="variable"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Sylfaen" fo:font-family="Sylfaen" style:font-style-name="Regular" style:font-family-generic="roman" style:font-pitch="variable" fo:font-size="12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style:font-name="Sylfaen" fo:font-family="Sylfaen" style:font-style-name="Regular" style:font-family-generic="roman" style:font-pitch="variable" fo:font-size="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0cm" fo:margin-right="0cm" fo:margin-top="0cm" fo:margin-bottom="0.499cm" loext:contextual-spacing="false" fo:text-align="center" style:justify-single-word="false" fo:text-indent="0cm" style:auto-text-indent="false">
        <style:tab-stops/>
      </style:paragraph-properties>
      <style:text-properties style:font-name="Sylfaen" fo:font-family="Sylfaen" style:font-style-name="Regular" style:font-family-generic="roman" style:font-pitch="variable" fo:font-size="9pt" fo:font-style="italic"/>
    </style:style>
    <style:style style:name="Heading_20_4" style:display-name="Heading 4" style:family="paragraph" style:parent-style-name="Heading_20_3" style:next-style-name="Text_20_body" style:default-outline-level="4" style:class="text">
      <style:paragraph-properties fo:margin-left="0cm" fo:margin-right="0cm" fo:margin-top="0.212cm" fo:margin-bottom="0.212cm" loext:contextual-spacing="false" fo:text-indent="3.2cm" style:auto-text-indent="false"/>
      <style:text-properties fo:font-size="90%" fo:font-style="normal" fo:font-weight="normal"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style:page-number="auto" text:number-lines="false" text:line-number="0"/>
      <style:text-properties style:font-name="Sylfaen" fo:font-family="Sylfaen" style:font-style-name="Regular" style:font-family-generic="roman" style:font-pitch="variable" fo:font-size="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master-page-name="">
      <style:paragraph-properties fo:margin-top="0.199cm" fo:margin-bottom="0.3cm" loext:contextual-spacing="false" fo:text-align="center" style:justify-single-word="false" style:page-number="auto"/>
      <style:text-properties fo:color="#333333" style:font-name="Sylfaen" fo:font-family="Sylfaen" style:font-style-name="Regular" style:font-family-generic="roman" style:font-pitch="variable"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401cm" fo:text-indent="0.099cm" fo:margin-left="1.40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text:page-number><text:tab/>/<text:tab/><text:page-count>4</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8T19:12:25.393000000</meta:creation-date>
    <meta:generator>LibreOffice/6.2.4.2$Windows_X86_64 LibreOffice_project/2412653d852ce75f65fbfa83fb7e7b669a126d64</meta:generator>
    <meta:editing-duration>PT15M37S</meta:editing-duration>
    <meta:editing-cycles>3</meta:editing-cycles>
    <dc:title>IUT</dc:title>
    <dc:date>2019-10-14T22:35:46.464000000</dc:date>
    <meta:document-statistic meta:table-count="0" meta:image-count="0" meta:object-count="0" meta:page-count="4" meta:paragraph-count="68" meta:word-count="517" meta:character-count="3094" meta:non-whitespace-character-count="2693"/>
    <meta:template xlink:type="simple" xlink:actuate="onRequest" xlink:title="IUT" xlink:href="file:///C:/Users/Scathreo/AppData/Roaming/LibreOffice/4/user/template/IUT.ott" meta:date="2019-10-08T19:12:24.844000000"/>
  </office:meta>
</office:document-meta>
</file>